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e1d39"/>
    </style:style>
    <style:style style:name="T1" style:family="text">
      <style:text-properties style:font-name="Arial" fo:language="el" fo:country="GR" officeooo:rsid="001e1d39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language="el" fo:country="GR" officeooo:rsid="001e1d39"/>
    </style:style>
    <style:style style:name="T4" style:family="text">
      <style:text-properties style:font-name="Liberation Serif1" fo:language="el" fo:country="GR" officeooo:rsid="001e1d39"/>
    </style:style>
    <style:style style:name="T5" style:family="text">
      <style:text-properties fo:language="el" fo:country="GR" officeooo:rsid="001e1d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Βρείτε το βίντεο της ομάδας </text:span><text:span text:style-name="T1">«</text:span><text:span text:style-name="T3">Δροσουλίτες</text:span><text:span text:style-name="T4">»</text:span><text:span text:style-name="T3"> </text:span><text:a xlink:type="simple" xlink:href="https://www.youtube.com/watch?v=P8xVzLuw7hs" text:style-name="Internet_20_link" text:visited-style-name="Visited_20_Internet_20_Link">εδώ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14:12:19.238000000</meta:creation-date>
    <dc:date>2022-05-15T14:14:23.145000000</dc:date>
    <meta:editing-duration>PT2M4S</meta:editing-duration>
    <meta:editing-cycles>1</meta:editing-cycles>
    <meta:document-statistic meta:table-count="0" meta:image-count="0" meta:object-count="0" meta:page-count="1" meta:paragraph-count="1" meta:word-count="7" meta:character-count="45" meta:non-whitespace-character-count="39"/>
    <meta:generator>LibreOffice/7.1.1.2$Windows_X86_64 LibreOffice_project/fe0b08f4af1bacafe4c7ecc87ce55bb426164676</meta:generator>
  </office:meta>
</office:document-meta>
</file>